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weight="normal" officeooo:rsid="0381852f" officeooo:paragraph-rsid="0381852f" style:font-weight-asian="normal" style:font-weight-complex="normal"/>
    </style:style>
    <style:style style:name="P13" style:family="paragraph" style:parent-style-name="Text_20_body">
      <style:text-properties fo:font-weight="normal" officeooo:rsid="0381852f" officeooo:paragraph-rsid="03a67ea7" style:font-weight-asian="normal" style:font-weight-complex="normal"/>
    </style:style>
    <style:style style:name="P14" style:family="paragraph" style:parent-style-name="Text_20_body">
      <style:text-properties officeooo:rsid="036fa10c" officeooo:paragraph-rsid="037833cb"/>
    </style:style>
    <style:style style:name="P15" style:family="paragraph" style:parent-style-name="Text_20_body">
      <style:text-properties officeooo:rsid="037c4cf2" officeooo:paragraph-rsid="0392904b"/>
    </style:style>
    <style:style style:name="P16" style:family="paragraph" style:parent-style-name="Text_20_body">
      <style:text-properties fo:font-weight="bold" officeooo:rsid="037f490d" officeooo:paragraph-rsid="0392904b" style:font-weight-asian="bold" style:font-weight-complex="bold"/>
    </style:style>
    <style:style style:name="P17" style:family="paragraph" style:parent-style-name="Text_20_body">
      <style:text-properties officeooo:rsid="03a29a33" officeooo:paragraph-rsid="03a67ea7"/>
    </style:style>
    <style:style style:name="P18" style:family="paragraph" style:parent-style-name="Standard">
      <style:paragraph-properties fo:margin-top="0in" fo:margin-bottom="0.0181in" loext:contextual-spacing="false" fo:text-align="start" style:justify-single-word="false" style:writing-mode="lr-tb"/>
      <style:text-properties fo:color="#d4d4d4" style:font-name="Droid Sans Mono" fo:font-size="10.5pt" fo:font-weight="normal" officeooo:rsid="035f4873" officeooo:paragraph-rsid="035f4873" fo:background-color="#1e1e1e"/>
    </style:style>
    <style:style style:name="P19"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0"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1"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2"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3"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4" style:family="paragraph" style:parent-style-name="Text_20_body">
      <style:paragraph-properties fo:margin-top="0in" fo:margin-bottom="0.0181in" loext:contextual-spacing="false" fo:text-align="end" style:justify-single-word="false" style:writing-mode="rl-tb"/>
      <style:text-properties officeooo:rsid="035f4873" officeooo:paragraph-rsid="035f4873"/>
    </style:style>
    <style:style style:name="P25" style:family="paragraph" style:parent-style-name="Text_20_body">
      <style:paragraph-properties fo:margin-top="0in" fo:margin-bottom="0.0181in" loext:contextual-spacing="false" fo:text-align="end" style:justify-single-word="false" style:writing-mode="rl-tb"/>
      <style:text-properties officeooo:rsid="036912cd" officeooo:paragraph-rsid="036912cd"/>
    </style:style>
    <style:style style:name="P26"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27"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6912cd" style:font-weight-asian="normal" style:font-weight-complex="normal"/>
    </style:style>
    <style:style style:name="P28"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29"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0"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68e94b" style:font-weight-asian="normal" style:font-weight-complex="normal"/>
    </style:style>
    <style:style style:name="P31" style:family="paragraph" style:parent-style-name="Standard">
      <style:paragraph-properties style:line-height-at-least="0.198in" fo:text-align="start" style:justify-single-word="false" style:writing-mode="lr-tb"/>
      <style:text-properties fo:color="#d4d4d4" fo:background-color="#1e1e1e"/>
    </style:style>
    <style:style style:name="P32"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3"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4" style:family="paragraph" style:parent-style-name="Heading_20_2">
      <style:text-properties officeooo:rsid="034f44d9"/>
    </style:style>
    <style:style style:name="P35" style:family="paragraph" style:parent-style-name="Text_20_body" style:list-style-name="L1">
      <style:text-properties officeooo:rsid="0347868d" officeooo:paragraph-rsid="0347868d"/>
    </style:style>
    <style:style style:name="P36" style:family="paragraph" style:parent-style-name="Text_20_body" style:list-style-name="L2">
      <style:text-properties fo:font-weight="normal" officeooo:rsid="034a5413" officeooo:paragraph-rsid="034a5413" style:font-weight-asian="normal" style:font-weight-complex="normal"/>
    </style:style>
    <style:style style:name="P37" style:family="paragraph" style:parent-style-name="Text_20_body" style:list-style-name="L7">
      <style:text-properties fo:font-weight="normal" officeooo:rsid="0381852f" officeooo:paragraph-rsid="0381852f" style:font-weight-asian="normal" style:font-weight-complex="normal"/>
    </style:style>
    <style:style style:name="P38" style:family="paragraph" style:parent-style-name="Text_20_body" style:list-style-name="L7">
      <style:text-properties fo:font-weight="normal" officeooo:rsid="0381852f" officeooo:paragraph-rsid="03a67ea7" style:font-weight-asian="normal" style:font-weight-complex="normal"/>
    </style:style>
    <style:style style:name="P39" style:family="paragraph" style:parent-style-name="Text_20_body" style:list-style-name="L8">
      <style:text-properties fo:font-weight="normal" officeooo:rsid="0381852f" officeooo:paragraph-rsid="0381852f" style:font-weight-asian="normal" style:font-weight-complex="normal"/>
    </style:style>
    <style:style style:name="P40" style:family="paragraph" style:parent-style-name="Text_20_body" style:list-style-name="L9">
      <style:text-properties fo:font-weight="normal" officeooo:rsid="0381852f" officeooo:paragraph-rsid="03a67ea7" style:font-weight-asian="normal" style:font-weight-complex="normal"/>
    </style:style>
    <style:style style:name="P41" style:family="paragraph" style:parent-style-name="Text_20_body" style:list-style-name="L2">
      <style:text-properties officeooo:rsid="034a5413" officeooo:paragraph-rsid="034a5413"/>
    </style:style>
    <style:style style:name="P42" style:family="paragraph" style:parent-style-name="Text_20_body" style:list-style-name="L3">
      <style:text-properties officeooo:rsid="034f44d9" officeooo:paragraph-rsid="034f44d9"/>
    </style:style>
    <style:style style:name="P43" style:family="paragraph" style:parent-style-name="Text_20_body" style:list-style-name="L5">
      <style:text-properties officeooo:rsid="03638b56" officeooo:paragraph-rsid="03638b56"/>
    </style:style>
    <style:style style:name="P44" style:family="paragraph" style:parent-style-name="Text_20_body" style:list-style-name="L6">
      <style:text-properties officeooo:rsid="037d69b1" officeooo:paragraph-rsid="037d69b1"/>
    </style:style>
    <style:style style:name="P45" style:family="paragraph" style:parent-style-name="Text_20_body" style:list-style-name="L6">
      <style:text-properties officeooo:rsid="037d69b1" officeooo:paragraph-rsid="039699a6"/>
    </style:style>
    <style:style style:name="P46" style:family="paragraph" style:parent-style-name="Text_20_body" style:list-style-name="L10"/>
    <style:style style:name="P47" style:family="paragraph" style:parent-style-name="Text_20_body">
      <style:text-properties officeooo:rsid="036ae1ec" officeooo:paragraph-rsid="036ae1ec"/>
    </style:style>
    <style:style style:name="P48" style:family="paragraph" style:parent-style-name="Text_20_body">
      <style:text-properties officeooo:rsid="0359545c" officeooo:paragraph-rsid="0359545c"/>
    </style:style>
    <style:style style:name="P49" style:family="paragraph" style:parent-style-name="Text_20_body">
      <style:text-properties officeooo:rsid="03b31919" officeooo:paragraph-rsid="03b31919"/>
    </style:style>
    <style:style style:name="P50" style:family="paragraph" style:parent-style-name="Text_20_body">
      <style:text-properties officeooo:paragraph-rsid="03c68710"/>
    </style:style>
    <style:style style:name="P51"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52"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5fb8a7" style:font-weight-asian="normal" style:font-weight-complex="normal"/>
    </style:style>
    <style:style style:name="P53" style:family="paragraph" style:parent-style-name="Heading_20_1">
      <style:text-properties officeooo:rsid="0340ebd9" officeooo:paragraph-rsid="0340ebd9"/>
    </style:style>
    <style:style style:name="P54" style:family="paragraph" style:parent-style-name="Heading_20_2">
      <style:paragraph-properties fo:margin-top="0in" fo:margin-bottom="0.0181in" loext:contextual-spacing="false" fo:text-align="end" style:justify-single-word="false" style:writing-mode="rl-tb"/>
      <style:text-properties fo:font-weight="normal" officeooo:rsid="03af7bd6" officeooo:paragraph-rsid="03af7bd6" style:font-weight-asian="normal" style:font-weight-complex="normal"/>
    </style:style>
    <style:style style:name="P55" style:family="paragraph" style:parent-style-name="Heading_20_2">
      <style:paragraph-properties fo:margin-top="0in" fo:margin-bottom="0.0181in" loext:contextual-spacing="false" fo:text-align="end" style:justify-single-word="false" style:writing-mode="rl-tb"/>
      <style:text-properties officeooo:rsid="03b05f76" officeooo:paragraph-rsid="03b05f76"/>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34a5413" style:font-weight-asian="normal" style:font-weight-complex="normal"/>
    </style:style>
    <style:style style:name="T11" style:family="text">
      <style:text-properties fo:font-weight="normal" officeooo:rsid="034d54bd" style:font-weight-asian="normal" style:font-weight-complex="normal"/>
    </style:style>
    <style:style style:name="T12" style:family="text">
      <style:text-properties fo:font-weight="normal" officeooo:rsid="034e3dc4" style:font-weight-asian="normal" style:font-weight-complex="normal"/>
    </style:style>
    <style:style style:name="T13" style:family="text">
      <style:text-properties fo:font-weight="normal" officeooo:rsid="0352a893" style:font-weight-asian="normal" style:font-weight-complex="normal"/>
    </style:style>
    <style:style style:name="T14" style:family="text">
      <style:text-properties fo:font-weight="normal" officeooo:rsid="034f44d9" style:font-weight-asian="normal" style:font-weight-complex="normal"/>
    </style:style>
    <style:style style:name="T15" style:family="text">
      <style:text-properties fo:font-weight="normal" officeooo:rsid="0369a3f9" style:font-weight-asian="normal" style:font-weight-complex="normal"/>
    </style:style>
    <style:style style:name="T16" style:family="text">
      <style:text-properties fo:font-weight="normal" officeooo:rsid="036a07b9" style:font-weight-asian="normal" style:font-weight-complex="normal"/>
    </style:style>
    <style:style style:name="T17" style:family="text">
      <style:text-properties fo:font-weight="normal" officeooo:rsid="036a711f" style:font-weight-asian="normal" style:font-weight-complex="normal"/>
    </style:style>
    <style:style style:name="T18" style:family="text">
      <style:text-properties fo:font-weight="normal" officeooo:rsid="036dae6b" style:font-weight-asian="normal" style:font-weight-complex="normal"/>
    </style:style>
    <style:style style:name="T19" style:family="text">
      <style:text-properties fo:font-weight="normal" officeooo:rsid="038efc50" style:font-weight-asian="normal" style:font-weight-complex="normal"/>
    </style:style>
    <style:style style:name="T20" style:family="text">
      <style:text-properties fo:font-weight="normal" officeooo:rsid="0365891b" style:font-weight-asian="normal" style:font-weight-complex="normal"/>
    </style:style>
    <style:style style:name="T21" style:family="text">
      <style:text-properties fo:color="#569cd6" style:font-name="Droid Sans Mono" fo:font-size="10.5pt" fo:font-weight="normal"/>
    </style:style>
    <style:style style:name="T22" style:family="text">
      <style:text-properties fo:color="#569cd6" style:font-weight-asian="normal" style:font-weight-complex="normal"/>
    </style:style>
    <style:style style:name="T23" style:family="text">
      <style:text-properties fo:color="#dcdcaa"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officeooo:rsid="035bf943"/>
    </style:style>
    <style:style style:name="T27" style:family="text">
      <style:text-properties style:font-weight-asian="normal" style:font-weight-complex="normal"/>
    </style:style>
    <style:style style:name="T28" style:family="text">
      <style:text-properties style:font-name="Droid Sans Mono" fo:font-size="10.5pt" fo:font-weight="normal"/>
    </style:style>
    <style:style style:name="T29" style:family="text">
      <style:text-properties fo:color="#9cdcfe" style:font-name="Droid Sans Mono" fo:font-size="10.5pt" fo:font-weight="normal"/>
    </style:style>
    <style:style style:name="T30" style:family="text">
      <style:text-properties officeooo:rsid="03647e8b"/>
    </style:style>
    <style:style style:name="T31" style:family="text">
      <style:text-properties officeooo:rsid="0364b9dc"/>
    </style:style>
    <style:style style:name="T32" style:family="text">
      <style:text-properties officeooo:rsid="036fa10c"/>
    </style:style>
    <style:style style:name="T33" style:family="text">
      <style:text-properties officeooo:rsid="03907a77"/>
    </style:style>
    <style:style style:name="T34" style:family="text">
      <style:text-properties officeooo:rsid="03918542"/>
    </style:style>
    <style:style style:name="T35" style:family="text">
      <style:text-properties officeooo:rsid="0391f48f"/>
    </style:style>
    <style:style style:name="T36" style:family="text">
      <style:text-properties officeooo:rsid="0394dbbe"/>
    </style:style>
    <style:style style:name="T37" style:family="text">
      <style:text-properties officeooo:rsid="039699a6"/>
    </style:style>
    <style:style style:name="T38" style:family="text">
      <style:text-properties officeooo:rsid="03a67ea7"/>
    </style:style>
    <style:style style:name="T39" style:family="text">
      <style:text-properties officeooo:rsid="03a6943b"/>
    </style:style>
    <style:style style:name="T40" style:family="text">
      <style:text-properties officeooo:rsid="03a6e8b9"/>
    </style:style>
    <style:style style:name="T41" style:family="text">
      <style:text-properties officeooo:rsid="03a86b45"/>
    </style:style>
    <style:style style:name="T42" style:family="text">
      <style:text-properties officeooo:rsid="03aa7cc9"/>
    </style:style>
    <style:style style:name="T43" style:family="text">
      <style:text-properties officeooo:rsid="03ab3204"/>
    </style:style>
    <style:style style:name="T44" style:family="text">
      <style:text-properties officeooo:rsid="03b4fc82"/>
    </style:style>
    <style:style style:name="T45" style:family="text">
      <style:text-properties officeooo:rsid="03b6f775"/>
    </style:style>
    <style:style style:name="T46" style:family="text">
      <style:text-properties officeooo:rsid="03b78d18"/>
    </style:style>
    <style:style style:name="T47" style:family="text">
      <style:text-properties officeooo:rsid="03b900a7"/>
    </style:style>
    <style:style style:name="T48" style:family="text">
      <style:text-properties officeooo:rsid="0365891b"/>
    </style:style>
    <style:style style:name="T49" style:family="text">
      <style:text-properties officeooo:rsid="03ba905f"/>
    </style:style>
    <style:style style:name="T50" style:family="text">
      <style:text-properties officeooo:rsid="03bc53d0"/>
    </style:style>
    <style:style style:name="T51" style:family="text">
      <style:text-properties officeooo:rsid="03bcbceb"/>
    </style:style>
    <style:style style:name="T52" style:family="text">
      <style:text-properties officeooo:rsid="03bea926"/>
    </style:style>
    <style:style style:name="T53" style:family="text">
      <style:text-properties officeooo:rsid="03c52af2"/>
    </style:style>
    <style:style style:name="T54" style:family="text">
      <style:text-properties officeooo:rsid="03c6871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מחלקות, בניה <text:span text:style-name="T43">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5"><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7969037063535341981" text:style-name="L1">
        <text:list-item>
          <text:p text:style-name="P35">בלי מצביעים, התוכנה תופסת פחות זיכרון ודורשת פחות זמן כשניגשים למשתנים.</text:p>
        </text:list-item>
        <text:list-item>
          <text:p text:style-name="P35">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0">משלבת את היתרונות של שתי השפות:</text:span></text:p>
      <text:list xml:id="list2365981308783088009" text:style-name="L2">
        <text:list-item>
          <text:p text:style-name="P36">יש בה struct כמו ב-C, אבל אפשר לשים בו גם מתודות.</text:p>
        </text:list-item>
        <text:list-item>
          <text:p text:style-name="P41"><text:span text:style-name="T9">יש בה class כמו ב-Java, אבל המשתנים נשמרים ברצף בזיכרון ולא ע"י פוינטרים</text:span><text:span text:style-name="T12"> (נראה בהמשך).</text:span></text:p>
        </text:list-item>
      </text:list>
      <text:p text:style-name="P7"><text:span text:style-name="T9">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1"> (ראו דוגמה בתיקיה 1)</text:span><text:span text:style-name="T9">:</text:span></text:p>
      <text:p text:style-name="P19">struct X {</text:p>
      <text:p text:style-name="P19"><text:s text:c="4"/>private:</text:p>
      <text:p text:style-name="P19"><text:s text:c="10"/>...</text:p>
      <text:p text:style-name="P19">}</text:p>
      <text:p text:style-name="P21">===</text:p>
      <text:p text:style-name="P19">class X {</text:p>
      <text:p text:style-name="P19"><text:s text:c="10"/>...</text:p>
      <text:p text:style-name="P19">}</text:p>
      <text:p text:style-name="P33">וכן ההגדרות הבאות שקולות לחלוטין:</text:p>
      <text:p text:style-name="P20">struct X {</text:p>
      <text:p text:style-name="P20"><text:s text:c="10"/>...</text:p>
      <text:p text:style-name="P20">}</text:p>
      <text:p text:style-name="P22">===</text:p>
      <text:p text:style-name="P20">class X {</text:p>
      <text:p text:style-name="P20"><text:tab/>public:</text:p>
      <text:p text:style-name="P20"><text:s text:c="10"/>...</text:p>
      <text:p text:style-name="P20">}</text:p>
      <text:p text:style-name="P34">קבצי כותרת למחלקות</text:p>
      <text:p text:style-name="P8">מקובל (אם כי לא חובה) להגדיר כל מחלקה בשני קבצים (ראו דוגמה בתיקיה 2):</text:p>
      <text:list xml:id="list7240050832868620830" text:style-name="L3">
        <text:list-item>
          <text:p text:style-name="P42">קובץ הכותרת - בדרך-כלל עם סיומת hpp או h - כולל את הגדרת המחלקה, השדות והמתודות שלה - אבל בלי מימוש המתודות.</text:p>
        </text:list-item>
        <text:list-item>
          <text:p text:style-name="P42">קובץ התוכן - בדרך-כלל עם סיומת cpp - כולל את המימוש של המתודות.</text:p>
        </text:list-item>
      </text:list>
      <text:p text:style-name="P23"><text:span text:style-name="T9">עקרונית, ניתן לממש את כל המתודות בקובץ הכותרת (כמו בג'אבה), אבל זה לא כדאי. מדוע?</text:span><text:span text:style-name="T13"> כמה סיבות:</text:span></text:p>
      <text:list xml:id="list1018053807863627214" text:style-name="L4">
        <text:list-item>
          <text:p text:style-name="P51">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51">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2.</text:p>
        </text:list-item>
      </text:list>
      <text:p text:style-name="P26">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6"/>
      <text:p text:style-name="P28"><text:span text:style-name="T14">ב</text:span><text:span text:style-name="T9">נאים</text:span><text:span text:style-name="T17"> - constructors</text:span></text:p>
      <text:p text:style-name="P48"><text:span text:style-name="T1">בנאי </text:span>הוא שיטה ששמה כשם המחלקה, ואין לה ערך-חזרה<text:span text:style-name="T26">. כמו כל שיטה אחרת, ניתן לממש אותה בקובץ הכותרת או בקובץ המימוש. </text:span>ראו דוגמ<text:span text:style-name="T26">אות</text:span> בתיקיה 2. </text:p>
      <text:p text:style-name="P49">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8018012327418909617" text:style-name="L5">
        <text:list-item>
          <text:p text:style-name="P43">אם זה בנאי עם פרמטרים, פשוט שמים את הפרמטרים אחרי שם העצם, למשל <text:span text:style-name="T30">;</text:span>Point p(10,20) <text:span text:style-name="T31"><text:s/></text:span>קורא לבנאי של Point המקבל שני מספרים שלמים.</text:p>
        </text:list-item>
        <text:list-item>
          <text:p text:style-name="P43">אם זה בנאי בלי פרמטרים, לא שמים שום דבר אחרי שם העצם, למשל Point<text:span text:style-name="T30"> p;</text:span> (לא לשים סוגריים ריקים - זה יגרום לשגיאת קימפול כי הקומפיילר עלול לחשוב שאתם מנסים להגדיר פונקציה...)</text:p>
        </text:list-item>
      </text:list>
      <text:p text:style-name="P47">שימו לב - <text:span text:style-name="T44">בניגוד לג'אבה - </text:span>לא <text:span text:style-name="T44">צריך </text:span>להשתמש ב-new! המשתנה נוצר "על המחסנית" ולא "על הערימה"<text:span text:style-name="T45"> (אם נשתמש ב-new, המשתנה ייווצר על הערימה).</text:span></text:p>
      <text:p text:style-name="Heading_20_2">בנאי<text:span text:style-name="T53"> ללא פרמטרים</text:span></text:p>
      <text:p text:style-name="P50"><text:span text:style-name="T46">יש כמה סוגי בנאים שיש להם תפקיד מיוחד ב-++C. אחד מהם הוא </text:span><text:span text:style-name="T8">בנאי ללא פרמטרים </text:span><text:span text:style-name="T47">(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0">(בניגוד לג'אבה)</text:span><text:span text:style-name="T48">. לכן, הערכים לא מוגדרים - ייתכן שיהיו שם ערכים מוזרים שבמקרה היו בזיכרון באותו זמן. <text:s text:c="3"/></text:span></text:p>
      <text:p text:style-name="P50"><text:span text:style-name="T48">בנאים נוספים <text:s/>נראה בהמשך. </text:span></text:p>
      <text:p text:style-name="P55"><text:span text:style-name="T9">המצביע </text:span><text:span text:style-name="T17">t</text:span><text:span text:style-name="T9">his</text:span></text:p>
      <text:p text:style-name="P24"><text:span text:style-name="T1">הערה</text:span><text:span text:style-name="T9">: במימוש של שיטה, המילה השמורה this מכילה מצביע לעצם הנוכחי. ניתן להשתמש בה כמו שמשתמשים במצביעים, למשל:</text:span></text:p>
      <text:p text:style-name="P18"><text:span text:style-name="T23">Point::Point</text:span><text:span text:style-name="T27">(</text:span><text:span text:style-name="T22">int</text:span><text:span text:style-name="T27"> x, </text:span><text:span text:style-name="T22">int</text:span><text:span text:style-name="T27"> y) {</text:span></text:p>
      <text:p text:style-name="P31">    <text:span text:style-name="T21">this</text:span><text:span text:style-name="T28">-&gt;</text:span><text:span text:style-name="T29">x</text:span><text:span text:style-name="T28"> = x;</text:span></text:p>
      <text:p text:style-name="P31">    <text:span text:style-name="T21">this</text:span><text:span text:style-name="T28">-&gt;</text:span><text:span text:style-name="T29">y</text:span><text:span text:style-name="T28"> = y;</text:span></text:p>
      <text:p text:style-name="P32">}</text:p>
      <text:p text:style-name="P52">(זה דומה לג'אבה פרט לכך שמשתמשים בחץ במקום בנקודה. נבין את זה טוב יותר בהמשך כשנלמד על מצביעים לעומת רפרנסים).</text:p>
      <text:p text:style-name="P52"/>
      <text:p text:style-name="P54">בנאי מעתיק</text:p>
      <text:p text:style-name="Text_20_body"/>
      <text:p text:style-name="P30"/>
      <text:p text:style-name="P30">שדות סטטיים</text:p>
      <text:p text:style-name="P25"><text:span text:style-name="T9">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5"> <text:s text:c="3"/></text:span><text:span text:style-name="T16">אם מגדירים שדה סטטי שהוא גם קבוע (const), ניתן לאתחל אותו בהגדרת המחלקה; אחרת, יש לאתחל אותו מבחוץ (ראו דוגמה בתיקיה 3).</text:span></text:p>
      <text:p text:style-name="P27"/>
      <text:p text:style-name="P29"><text:span text:style-name="T19">מפרקים</text:span><text:span text:style-name="T18"> </text:span><text:span text:style-name="T9">-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2"> <text:s/>לשם כך, בכל מחלקה שמקצה זיכרון (או מבצעת פעולות אחרות הדורשות משאבי מערכת), חייבים לשים </text:span><text:span text:style-name="T6">מפרק</text:span><text:span text:style-name="T5"> - destructor.</text:span></text:p>
      <text:p text:style-name="P14"><text:span text:style-name="T33">מפרק</text:span> הוא שיטה בלי ערך מוחזר, ששמה מתחיל בגל (טילדה) ואחריו שם המחלקה; ראו דוגמה בתיקיה 4 (למה גל? כי זה האופרטור המציין "not" של סיביות. למשל: <text:s/><text:span text:style-name="T42">0~=1-</text:span>).</text:p>
      <text:p text:style-name="P11"><text:span text:style-name="T1">חידה</text:span>: האם אפשר להגדיר <text:span text:style-name="T34">מפרק</text:span> עם פרמטרים? האם אפשר לבצע העמסה (overload) <text:span text:style-name="T34">למפרק</text:span>? מדוע?</text:p>
      <text:p text:style-name="P15">המתכנת אף-פעם לא צריך לקרוא <text:span text:style-name="T35">למפרק</text:span> באופן ידני; זוהי האחריות של הקומפיילר להכניס קריאה ל<text:span text:style-name="T35">מפרק</text:span> ברגע שהעצם <text:span text:style-name="T36">מפסיק להתקיים</text:span>. מתי זה קורה?</text:p>
      <text:list xml:id="list7132528730338463878" text:style-name="L6">
        <text:list-item>
          <text:p text:style-name="P44">אם העצם נוצר על המחסנית - <text:span text:style-name="T37">העצם מפסיק להתקיים</text:span> כשהוא יוצא מה-scope (יוצאים מהבלוק המוקף בסוגריים מסולסלים המכיל את העצם).</text:p>
        </text:list-item>
        <text:list-item>
          <text:p text:style-name="P45">אם העצם נוצר על הערימה בעזרת new - <text:span text:style-name="T37">העצם מפסיק להתקיים</text:span> כשמוחקים אותו בעזרת delete.</text:p>
        </text:list-item>
        <text:list-item>
          <text:p text:style-name="P45">אם העצם הוא חלק ממערך שנוצר בעזרת new[] - <text:span text:style-name="T37">העצם מפסיק להתקיים</text:span> כשמוחקים את המערך בעזרת delete[] (לכן חשוב מאד למחוק מערכים רק בעזרת אופרטור delete[]!).</text:p>
        </text:list-item>
      </text:list>
      <text:p text:style-name="P16">מה קורה כששוכחים לשים <text:span text:style-name="T35">מפרק</text:span>? <text:span text:style-name="T9">המשאבים לא ישתחררו, וכתוצאה מכך תהיה דליפת זיכרון; ראו הדגמה בתיקיה 4. </text:span></text:p>
      <text:p text:style-name="Heading_20_2"/>
      <text:p text:style-name="Heading_20_2">האופרטורים new, delete</text:p>
      <text:p text:style-name="P12">האופרטור new מבצע, כברירת מחדל, את הדברים הבאים:</text:p>
      <text:list xml:id="list737951333086955924" text:style-name="L7">
        <text:list-item>
          <text:p text:style-name="P37">הקצאת זיכרון עבור עצם חדש מהמחלקה;</text:p>
        </text:list-item>
        <text:list-item>
          <text:p text:style-name="P37">קריאה לבנאי המתאים של המחלקה (בהתאם לפרמטרים שהועברו).</text:p>
        </text:list-item>
      </text:list>
      <text:p text:style-name="P12">האופרטור delete מבצע, כברירת מחדל, את הדברים הבאים:</text:p>
      <text:list xml:id="list2354610809375503023" text:style-name="L8">
        <text:list-item>
          <text:p text:style-name="P39">קריאה <text:span text:style-name="T34">למפרק</text:span> של המחלקה (יש רק אחד - אין פרמטרים);</text:p>
        </text:list-item>
        <text:list-item>
          <text:p text:style-name="P39">שיחרור הזיכרון שהוקצה עבור העצם.</text:p>
        </text:list-item>
      </text:list>
      <text:p text:style-name="P13">האופרטור <text:span text:style-name="T38">[]</text:span>new מבצע, כברירת מחדל, את הדברים הבאים:</text:p>
      <text:list xml:id="list155015992424073" text:continue-list="list737951333086955924" text:style-name="L7">
        <text:list-item>
          <text:p text:style-name="P38">הקצאת זיכרון עבור <text:span text:style-name="T38">מערך של עצמים מהמחלקה;</text:span></text:p>
        </text:list-item>
        <text:list-item>
          <text:p text:style-name="P38">קריאה לבנאי <text:span text:style-name="T38">ברירת-המחדל של כל אחד מהעצמים במערך (???).</text:span></text:p>
        </text:list-item>
      </text:list>
      <text:p text:style-name="P13">האופרטור <text:span text:style-name="T39">[]</text:span>delete מבצע, כברירת מחדל, את הדברים הבאים:</text:p>
      <text:list xml:id="list3877358124901243682" text:style-name="L9">
        <text:list-item>
          <text:p text:style-name="P40">קריאה <text:span text:style-name="T34">למפרק</text:span> של <text:span text:style-name="T40">כל אחד מהעצמים במערך.</text:span></text:p>
        </text:list-item>
        <text:list-item>
          <text:p text:style-name="P40">שיחרור הזיכרון שהוקצה עבור <text:span text:style-name="T41">המערך</text:span>.</text:p>
        </text:list-item>
      </text:list>
      <text:p text:style-name="P17"/>
      <text:p text:style-name="Heading_20_2">מקורות</text:p>
      <text:list xml:id="list3530100856695754089" text:style-name="L10">
        <text:list-item>
          <text:p text:style-name="P46">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5:50:15.712445347</dc:date>
    <meta:editing-duration>P7DT18H33M33S</meta:editing-duration>
    <meta:editing-cycles>880</meta:editing-cycles>
    <meta:document-statistic meta:table-count="0" meta:image-count="0" meta:object-count="0" meta:page-count="1" meta:paragraph-count="82" meta:word-count="1135" meta:character-count="6344" meta:non-whitespace-character-count="5234"/>
  </office:meta>
</office:document-meta>
</file>